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7031441D348CD996.png" manifest:media-type="image/png"/>
  <manifest:file-entry manifest:full-path="Pictures/10000201000000C8000000C825C9DD688367C8AA.png" manifest:media-type="image/png"/>
  <manifest:file-entry manifest:full-path="Pictures/10000201000000C8000000C81BC077FC04C41AFC.png" manifest:media-type="image/png"/>
  <manifest:file-entry manifest:full-path="Pictures/10000201000000C8000000C89E522B6BCE05F47E.png" manifest:media-type="image/png"/>
  <manifest:file-entry manifest:full-path="Pictures/10000201000000C8000000C8EE0CA55C3EA51D0E.png" manifest:media-type="image/png"/>
  <manifest:file-entry manifest:full-path="Pictures/10000201000000C8000000C8F5A1B7FF63BA9174.png" manifest:media-type="image/png"/>
  <manifest:file-entry manifest:full-path="Pictures/10000201000000C8000000C80AD7E444AEED52B3.png" manifest:media-type="image/png"/>
  <manifest:file-entry manifest:full-path="Pictures/10000201000000C8000000C8DBB306E60B09FF06.png" manifest:media-type="image/png"/>
  <manifest:file-entry manifest:full-path="Pictures/10000201000000C8000000C85F81CAF755204FE6.png" manifest:media-type="image/png"/>
  <manifest:file-entry manifest:full-path="Pictures/10000201000000C8000000C854B0A92C79AA5D11.png" manifest:media-type="image/png"/>
  <manifest:file-entry manifest:full-path="Pictures/10000201000000C8000000C84CED65F7380AF80E.png" manifest:media-type="image/png"/>
  <manifest:file-entry manifest:full-path="Pictures/10000201000000C8000000C8B0D63E6F8AC80DB8.png" manifest:media-type="image/png"/>
  <manifest:file-entry manifest:full-path="Pictures/10000201000000C8000000C8406D0E96B2F2945F.png" manifest:media-type="image/png"/>
  <manifest:file-entry manifest:full-path="Pictures/10000201000000C8000000C8A5DA46F3CD035BFB.png" manifest:media-type="image/png"/>
  <manifest:file-entry manifest:full-path="Pictures/10000201000000C8000000C8BE0152939D5EB520.png" manifest:media-type="image/png"/>
  <manifest:file-entry manifest:full-path="Pictures/10000201000000C8000000C89A2394D62062BF0F.png" manifest:media-type="image/png"/>
  <manifest:file-entry manifest:full-path="Pictures/10000201000000C8000000C8F983FA7F87AEFC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9055in" svg:y="-0.1764in" svg:width="2.0835in" svg:height="2.0835in" draw:z-index="0"><draw:image xlink:href="Pictures/10000201000000C8000000C89E522B6BCE05F47E.png" xlink:type="simple" xlink:show="embed" xlink:actuate="onLoad" loext:mime-type="image/png"/></draw:frame><draw:frame draw:style-name="fr1" draw:name="Image2" text:anchor-type="paragraph" svg:x="5.9654in" svg:y="-0.1764in" svg:width="2.0835in" svg:height="2.0835in" draw:z-index="1"><draw:image xlink:href="Pictures/10000201000000C8000000C85F81CAF755204FE6.png" xlink:type="simple" xlink:show="embed" xlink:actuate="onLoad" loext:mime-type="image/png"/></draw:frame><draw:frame draw:style-name="fr1" draw:name="Image3" text:anchor-type="paragraph" svg:x="1.9992in" svg:y="6.0717in" svg:width="2.0835in" svg:height="2.0835in" draw:z-index="2"><draw:image xlink:href="Pictures/10000201000000C8000000C8F5A1B7FF63BA9174.png" xlink:type="simple" xlink:show="embed" xlink:actuate="onLoad" loext:mime-type="image/png"/></draw:frame><draw:frame draw:style-name="fr1" draw:name="Image4" text:anchor-type="paragraph" svg:x="3.9882in" svg:y="6.0717in" svg:width="2.0835in" svg:height="2.0835in" draw:z-index="3"><draw:image xlink:href="Pictures/10000201000000C8000000C81BC077FC04C41AFC.png" xlink:type="simple" xlink:show="embed" xlink:actuate="onLoad" loext:mime-type="image/png"/></draw:frame><draw:frame draw:style-name="fr1" draw:name="Image5" text:anchor-type="paragraph" svg:x="-0.0835in" svg:y="8.1543in" svg:width="2.0835in" svg:height="2.0835in" draw:z-index="4"><draw:image xlink:href="Pictures/10000201000000C8000000C825C9DD688367C8AA.png" xlink:type="simple" xlink:show="embed" xlink:actuate="onLoad" loext:mime-type="image/png"/></draw:frame><draw:frame draw:style-name="fr1" draw:name="Image6" text:anchor-type="paragraph" svg:x="5.9661in" svg:y="6.0728in" svg:width="2.0835in" svg:height="2.0835in" draw:z-index="5"><draw:image xlink:href="Pictures/10000201000000C8000000C80AD7E444AEED52B3.png" xlink:type="simple" xlink:show="embed" xlink:actuate="onLoad" loext:mime-type="image/png"/></draw:frame><draw:frame draw:style-name="fr1" draw:name="Image7" text:anchor-type="paragraph" svg:x="5.9654in" svg:y="3.9272in" svg:width="2.0835in" svg:height="2.0835in" draw:z-index="6"><draw:image xlink:href="Pictures/10000201000000C8000000C8DBB306E60B09FF06.png" xlink:type="simple" xlink:show="embed" xlink:actuate="onLoad" loext:mime-type="image/png"/></draw:frame><draw:frame draw:style-name="fr1" draw:name="Image8" text:anchor-type="paragraph" svg:x="-0.0835in" svg:y="6.0717in" svg:width="2.0835in" svg:height="2.0835in" draw:z-index="7"><draw:image xlink:href="Pictures/10000201000000C8000000C8B0D63E6F8AC80DB8.png" xlink:type="simple" xlink:show="embed" xlink:actuate="onLoad" loext:mime-type="image/png"/></draw:frame><draw:frame draw:style-name="fr1" draw:name="Image9" text:anchor-type="paragraph" svg:x="3.9882in" svg:y="3.9272in" svg:width="2.0835in" svg:height="2.0835in" draw:z-index="8"><draw:image xlink:href="Pictures/10000201000000C8000000C84CED65F7380AF80E.png" xlink:type="simple" xlink:show="embed" xlink:actuate="onLoad" loext:mime-type="image/png"/></draw:frame><draw:frame draw:style-name="fr1" draw:name="Image10" text:anchor-type="paragraph" svg:x="5.9661in" svg:y="1.9898in" svg:width="2.0835in" svg:height="2.0835in" draw:z-index="9"><draw:image xlink:href="Pictures/10000201000000C8000000C8406D0E96B2F2945F.png" xlink:type="simple" xlink:show="embed" xlink:actuate="onLoad" loext:mime-type="image/png"/></draw:frame><draw:frame draw:style-name="fr1" draw:name="Image11" text:anchor-type="paragraph" svg:x="1.9055in" svg:y="3.989in" svg:width="2.0835in" svg:height="2.0835in" draw:z-index="10"><draw:image xlink:href="Pictures/10000201000000C8000000C8A5DA46F3CD035BFB.png" xlink:type="simple" xlink:show="embed" xlink:actuate="onLoad" loext:mime-type="image/png"/></draw:frame><draw:frame draw:style-name="fr1" draw:name="Image12" text:anchor-type="paragraph" svg:x="-0.0835in" svg:y="3.989in" svg:width="2.0835in" svg:height="2.0835in" draw:z-index="11"><draw:image xlink:href="Pictures/10000201000000C8000000C8BE0152939D5EB520.png" xlink:type="simple" xlink:show="embed" xlink:actuate="onLoad" loext:mime-type="image/png"/></draw:frame><draw:frame draw:style-name="fr1" draw:name="Image13" text:anchor-type="paragraph" svg:x="1.9055in" svg:y="1.9898in" svg:width="2.0835in" svg:height="2.0835in" draw:z-index="12"><draw:image xlink:href="Pictures/10000201000000C8000000C854B0A92C79AA5D11.png" xlink:type="simple" xlink:show="embed" xlink:actuate="onLoad" loext:mime-type="image/png"/></draw:frame><draw:frame draw:style-name="fr1" draw:name="Image14" text:anchor-type="paragraph" svg:x="3.9882in" svg:y="1.9063in" svg:width="2.0835in" svg:height="2.0835in" draw:z-index="13"><draw:image xlink:href="Pictures/10000201000000C8000000C89A2394D62062BF0F.png" xlink:type="simple" xlink:show="embed" xlink:actuate="onLoad" loext:mime-type="image/png"/></draw:frame><draw:frame draw:style-name="fr1" draw:name="Image15" text:anchor-type="paragraph" svg:x="-0.1772in" svg:y="1.9063in" svg:width="2.0835in" svg:height="2.0835in" draw:z-index="14"><draw:image xlink:href="Pictures/10000201000000C8000000C8F983FA7F87AEFC2C.png" xlink:type="simple" xlink:show="embed" xlink:actuate="onLoad" loext:mime-type="image/png"/></draw:frame><draw:frame draw:style-name="fr1" draw:name="Image16" text:anchor-type="paragraph" svg:x="3.9882in" svg:y="-0.1764in" svg:width="2.0835in" svg:height="2.0835in" draw:z-index="15"><draw:image xlink:href="Pictures/10000201000000C8000000C8EE0CA55C3EA51D0E.png" xlink:type="simple" xlink:show="embed" xlink:actuate="onLoad" loext:mime-type="image/png"/></draw:frame><draw:frame draw:style-name="fr1" draw:name="Image17" text:anchor-type="paragraph" svg:x="-0.1772in" svg:y="-0.1764in" svg:width="2.0835in" svg:height="2.0835in" draw:z-index="16"><draw:image xlink:href="Pictures/10000201000000C8000000C87031441D348CD996.png" xlink:type="simple" xlink:show="embed" xlink:actuate="onLoad" loext:mime-type="image/png"/></draw:frame><draw:frame draw:style-name="fr1" draw:name="Image18" text:anchor-type="paragraph" svg:x="1.9992in" svg:y="8.1543in" svg:width="2.0835in" svg:height="2.0835in" draw:z-index="17"><draw:image xlink:href="Pictures/10000201000000C8000000C8F983FA7F87AEFC2C.png" xlink:type="simple" xlink:show="embed" xlink:actuate="onLoad" loext:mime-type="image/png"/></draw:frame><draw:frame draw:style-name="fr1" draw:name="Image19" text:anchor-type="paragraph" svg:x="3.9882in" svg:y="8.1555in" svg:width="2.0835in" svg:height="2.0835in" draw:z-index="18"><draw:image xlink:href="Pictures/10000201000000C8000000C85F81CAF755204FE6.png" xlink:type="simple" xlink:show="embed" xlink:actuate="onLoad" loext:mime-type="image/png"/></draw:frame><draw:frame draw:style-name="fr1" draw:name="Image20" text:anchor-type="paragraph" svg:x="5.9661in" svg:y="8.1555in" svg:width="2.0835in" svg:height="2.0835in" draw:z-index="19"><draw:image xlink:href="Pictures/10000201000000C8000000C8F5A1B7FF63BA917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189in" fo:margin-right="0.36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19:29:46.590062408</meta:creation-date>
    <dc:date>2021-10-29T19:36:23.236349186</dc:date>
    <meta:editing-duration>PT6M38S</meta:editing-duration>
    <meta:editing-cycles>1</meta:editing-cycles>
    <meta:generator>LibreOffice/6.0.7.3$Linux_X86_64 LibreOffice_project/00m0$Build-3</meta:generator>
    <meta:print-date>2021-10-29T21:02:10.817457733</meta:print-date>
    <meta:document-statistic meta:table-count="0" meta:image-count="20" meta:object-count="0" meta:page-count="1" meta:paragraph-count="0" meta:word-count="0" meta:character-count="0" meta:non-whitespace-character-count="0"/>
  </office:meta>
</office:document-meta>
</file>